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4792in" fo:margin-left="-0.5in" fo:margin-top="0in" fo:margin-bottom="0in" table:align="left"/>
    </style:style>
    <style:style style:name="Table1.A" style:family="table-column">
      <style:table-column-properties style:column-width="4.625in"/>
    </style:style>
    <style:style style:name="Table1.B" style:family="table-column">
      <style:table-column-properties style:column-width="2.8535in"/>
    </style:style>
    <style:style style:name="Table1.1" style:family="table-row">
      <style:table-row-properties style:min-row-height="4.0417in" style:keep-together="true" fo:keep-together="auto"/>
    </style:style>
    <style:style style:name="Table1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7.5in" fo:margin-left="-0.5in" fo:margin-top="0in" fo:margin-bottom="0in" table:align="left"/>
    </style:style>
    <style:style style:name="Table2.A" style:family="table-column">
      <style:table-column-properties style:column-width="3.7181in"/>
    </style:style>
    <style:style style:name="Table2.B" style:family="table-column">
      <style:table-column-properties style:column-width="3.7813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line-height="116%"/>
    </style:style>
    <style:style style:name="P2" style:family="paragraph" style:parent-style-name="Standard">
      <style:paragraph-properties fo:margin-left="0in" fo:margin-right="0in" fo:margin-top="0in" fo:margin-bottom="0in" fo:line-height="116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</style:style>
    <style:style style:name="P3" style:family="paragraph" style:parent-style-name="Standard">
      <style:paragraph-properties fo:margin-left="0in" fo:margin-right="0in" fo:margin-top="0in" fo:margin-bottom="0in" fo:line-height="116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  <style:text-properties fo:font-size="10pt" style:font-size-asian="10pt" style:font-size-complex="10pt"/>
    </style:style>
    <style:style style:name="P4" style:family="paragraph" style:parent-style-name="Standard">
      <style:paragraph-properties fo:margin-left="-0.4374in" fo:margin-right="-0.5in" fo:line-height="116%" fo:text-indent="0in" style:auto-text-indent="false"/>
    </style:style>
    <style:style style:name="P5" style:family="paragraph" style:parent-style-name="Standard" style:master-page-name="Standard">
      <style:paragraph-properties fo:margin-left="-0.4374in" fo:margin-right="-0.5in" fo:line-height="116%" fo:text-indent="0in" style:auto-text-indent="false" style:page-number="auto"/>
    </style:style>
    <style:style style:name="P6" style:family="paragraph" style:parent-style-name="Standard">
      <style:paragraph-properties fo:margin-left="-0.5in" fo:margin-right="-0.5in" fo:line-height="116%" fo:text-indent="0in" style:auto-text-indent="false"/>
      <style:text-properties fo:font-size="10pt" style:font-size-asian="10pt" style:font-size-complex="10pt"/>
    </style:style>
    <style:style style:name="P7" style:family="paragraph" style:parent-style-name="Standard" style:list-style-name="WWNum1">
      <style:paragraph-properties fo:margin-left="0.25in" fo:margin-right="0in" fo:margin-top="0in" fo:margin-bottom="0in" fo:line-height="116%" fo:text-align="start" style:justify-single-word="false" fo:keep-together="auto" fo:orphans="0" fo:widows="0" fo:text-indent="-0.25in" style:auto-text-indent="false" fo:background-color="#ffffff" fo:padding="0in" fo:border="none" fo:keep-with-next="auto">
        <style:background-image/>
      </style:paragraph-properties>
    </style:style>
    <style:style style:name="P8" style:family="paragraph" style:parent-style-name="Standard" style:list-style-name="WWNum3">
      <style:paragraph-properties fo:margin-left="0.25in" fo:margin-right="0in" fo:margin-top="0in" fo:margin-bottom="0in" fo:line-height="116%" fo:text-align="start" style:justify-single-word="false" fo:keep-together="auto" fo:orphans="0" fo:widows="0" fo:text-indent="-0.25in" style:auto-text-indent="false" fo:background-color="#ffffff" fo:padding="0in" fo:border="none" fo:keep-with-next="auto">
        <style:background-image/>
      </style:paragraph-properties>
    </style:style>
    <style:style style:name="P9" style:family="paragraph" style:parent-style-name="Standard" style:list-style-name="WWNum5">
      <style:paragraph-properties fo:margin-left="0.25in" fo:margin-right="0in" fo:margin-top="0in" fo:margin-bottom="0in" fo:line-height="116%" fo:text-align="start" style:justify-single-word="false" fo:keep-together="auto" fo:orphans="0" fo:widows="0" fo:text-indent="-0.25in" style:auto-text-indent="false" fo:background-color="#ffffff" fo:padding="0in" fo:border="none" fo:keep-with-next="auto">
        <style:background-image/>
      </style:paragraph-properties>
    </style:style>
    <style:style style:name="P10" style:family="paragraph" style:parent-style-name="Standard" style:list-style-name="WWNum4">
      <style:paragraph-properties fo:margin-left="0.25in" fo:margin-right="0in" fo:margin-top="0in" fo:margin-bottom="0in" fo:line-height="116%" fo:text-align="start" style:justify-single-word="false" fo:keep-together="auto" fo:orphans="0" fo:widows="0" fo:text-indent="-0.25in" style:auto-text-indent="false" fo:background-color="#ffffff" fo:padding="0in" fo:border="none" fo:keep-with-next="auto">
        <style:background-image/>
      </style:paragraph-properties>
    </style:style>
    <style:style style:name="P11" style:family="paragraph" style:parent-style-name="Standard" style:list-style-name="WWNum2">
      <style:paragraph-properties fo:margin-left="0.25in" fo:margin-right="0in" fo:margin-top="0in" fo:margin-bottom="0in" fo:line-height="116%" fo:text-align="start" style:justify-single-word="false" fo:keep-together="auto" fo:orphans="0" fo:widows="0" fo:text-indent="-0.25in" style:auto-text-indent="false" fo:background-color="#ffffff" fo:padding="0in" fo:border="none" fo:keep-with-next="auto">
        <style:background-image/>
      </style:paragraph-properties>
    </style:style>
    <style:style style:name="P12" style:family="paragraph" style:parent-style-name="Standard" style:list-style-name="WWNum7">
      <style:paragraph-properties fo:margin-left="0.25in" fo:margin-right="0in" fo:margin-top="0in" fo:margin-bottom="0in" fo:line-height="116%" fo:text-align="start" style:justify-single-word="false" fo:keep-together="auto" fo:orphans="0" fo:widows="0" fo:text-indent="-0.25in" style:auto-text-indent="false" fo:background-color="#ffffff" fo:padding="0in" fo:border="none" fo:keep-with-next="auto">
        <style:background-image/>
      </style:paragraph-properties>
    </style:style>
    <style:style style:name="P13" style:family="paragraph" style:parent-style-name="Standard" style:list-style-name="WWNum8">
      <style:paragraph-properties fo:margin-left="0.25in" fo:margin-right="0in" fo:margin-top="0in" fo:margin-bottom="0in" fo:line-height="116%" fo:text-align="start" style:justify-single-word="false" fo:keep-together="auto" fo:orphans="0" fo:widows="0" fo:text-indent="-0.25in" style:auto-text-indent="false" fo:background-color="#ffffff" fo:padding="0in" fo:border="none" fo:keep-with-next="auto">
        <style:background-image/>
      </style:paragraph-properties>
    </style:style>
    <style:style style:name="P14" style:family="paragraph" style:parent-style-name="Standard" style:list-style-name="WWNum6">
      <style:paragraph-properties fo:margin-left="0.25in" fo:margin-right="0in" fo:margin-top="0in" fo:margin-bottom="0in" fo:line-height="116%" fo:text-align="start" style:justify-single-word="false" fo:keep-together="auto" fo:orphans="0" fo:widows="0" fo:text-indent="-0.25in" style:auto-text-indent="false" fo:background-color="#ffffff" fo:padding="0in" fo:border="none" fo:keep-with-next="auto">
        <style:background-image/>
      </style:paragraph-properties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6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Leon Frickensmith</text:span></text:p>
      <text:p text:style-name="P4"><text:a xlink:type="simple" xlink:href="mailto:leonfrickensmith@gmail.com" text:style-name="Internet_20_link" text:visited-style-name="Visited_20_Internet_20_Link"><text:span text:style-name="T2">leonfrickensmith@gmail.com</text:span></text:a><text:span text:style-name="T3"> <text:s text:c="5"/>github.com/lfricken <text:s text:c="5"/>217 255 0626</text:span>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5">EXPERIENCE <text:s text:c="62"/></text:span><text:span text:style-name="T3"><text:line-break/></text:span><text:span text:style-name="T6">Software Developer - Epic Systems - 2016 to Present</text:span></text:p>
            <text:list xml:id="list3126026927690168032" text:style-name="WWNum1">
              <text:list-item>
                <text:p text:style-name="P7"><text:span text:style-name="T3">Led development of a shared view framework used across several teams which included an asynchronous popup framework and new data reloading features</text:span></text:p>
              </text:list-item>
              <text:list-item>
                <text:p text:style-name="P7"><text:span text:style-name="T3">Spearheaded modernization effort using an internal framework to reduce development time by ~80 percent, saving hundreds of hours</text:span></text:p>
              </text:list-item>
              <text:list-item>
                <text:p text:style-name="P7"><text:span text:style-name="T3">Improved performance in core user workflows by 10 to 30 percent</text:span></text:p>
              </text:list-item>
              <text:list-item>
                <text:p text:style-name="P7"><text:span text:style-name="T3">Designed and developed full stack features across Referrals, </text:span></text:p>
              </text:list-item>
              <text:list-item>
                <text:p text:style-name="P7"><text:span text:style-name="T3">Orders, and Medical Authorizations workflows</text:span></text:p>
              </text:list-item>
              <text:list-item>
                <text:p text:style-name="P7"><text:span text:style-name="T3">Fixed injection and other security holes in database</text:span></text:p>
              </text:list-item>
              <text:list-item>
                <text:p text:style-name="P7"><text:span text:style-name="T3">Analyzed legacy VB code to identify business logic and obfuscated behavior for consideration in our modernization effort</text:span></text:p>
              </text:list-item>
              <text:list-item>
                <text:p text:style-name="P7"><text:span text:style-name="T3">Debugged and fixed complex issues which only manifested in customer environments and backgrounded jobs</text:span></text:p>
              </text:list-item>
              <text:list-item>
                <text:p text:style-name="P7"><text:span text:style-name="T3">Visited hospitals to assist with customer installations and assess user needs and workflows</text:span></text:p>
              </text:list-item>
              <text:list-item>
                <text:p text:style-name="P7"><text:span text:style-name="T3">Implemented feature flags and security checks for Referrals</text:span></text:p>
              </text:list-item>
            </text:list>
            <text:p text:style-name="P3"/>
            <text:p text:style-name="P2"><text:span text:style-name="T6">Software Developer Intern - Epic Systems - Summer 2015</text:span></text:p>
            <text:list xml:id="list5142535422710662822" text:style-name="WWNum3">
              <text:list-item>
                <text:p text:style-name="P8"><text:span text:style-name="T3">Co-created an MVC web app which used Google maps to help schedulers pick better locations for patient appointments</text:span></text:p>
              </text:list-item>
            </text:list>
          </table:table-cell>
          <table:table-cell table:style-name="Table1.A1" office:value-type="string">
            <text:p text:style-name="P2"><text:span text:style-name="T5">EDUCATION <text:s text:c="29"/></text:span></text:p>
            <text:p text:style-name="P2"><text:span text:style-name="T6">BS Computer Science 2016</text:span></text:p>
            <text:p text:style-name="P2"><text:span text:style-name="T3">University of Illinois Urbana-Champaign</text:span></text:p>
            <text:list xml:id="list5982710314930100035" text:style-name="WWNum5">
              <text:list-item>
                <text:p text:style-name="P9"><text:span text:style-name="T3">Software Engineering I &amp; II</text:span></text:p>
              </text:list-item>
              <text:list-item>
                <text:p text:style-name="P9"><text:span text:style-name="T3">Programming Languages and Compilers</text:span></text:p>
              </text:list-item>
              <text:list-item>
                <text:p text:style-name="P9"><text:span text:style-name="T3">Interactive Computer Graphics I &amp; II</text:span></text:p>
              </text:list-item>
              <text:list-item>
                <text:p text:style-name="P9"><text:span text:style-name="T3">Artificial Intelligence</text:span></text:p>
              </text:list-item>
              <text:list-item>
                <text:p text:style-name="P9"><text:span text:style-name="T3">Database Systems</text:span></text:p>
              </text:list-item>
              <text:list-item>
                <text:p text:style-name="P9"><text:span text:style-name="T3">Numerical Methods</text:span></text:p>
              </text:list-item>
            </text:list>
            <text:p text:style-name="P3"/>
            <text:p text:style-name="P2"><text:span text:style-name="T5">TECH STACK <text:s text:c="28"/></text:span></text:p>
            <text:p text:style-name="P2"><text:span text:style-name="T3">C++ <text:s/>C# <text:s/>TypeScript <text:s/>Python <text:s/>Lua <text:s/>OpenGL <text:s/>React <text:s/>JavaScript <text:s text:c="3"/>Intersystems-Caché <text:s/>Git <text:s/>SVN</text:span></text:p>
            <text:p text:style-name="P3"/>
            <text:p text:style-name="P2"><text:span text:style-name="T5">INTERESTS <text:s text:c="31"/></text:span></text:p>
            <text:list xml:id="list4346256699084328723" text:style-name="WWNum4">
              <text:list-item>
                <text:p text:style-name="P10"><text:span text:style-name="T3">Distributed Computing</text:span></text:p>
              </text:list-item>
              <text:list-item>
                <text:p text:style-name="P10"><text:span text:style-name="T3">Physics and Simulations</text:span></text:p>
              </text:list-item>
              <text:list-item>
                <text:p text:style-name="P10"><text:span text:style-name="T3">Highly Testable Code</text:span></text:p>
              </text:list-item>
              <text:list-item>
                <text:p text:style-name="P10"><text:span text:style-name="T3">Software Design Principles</text:span></text:p>
              </text:list-item>
              <text:list-item>
                <text:p text:style-name="P10"><text:span text:style-name="T3">Programming Languages</text:span></text:p>
              </text:list-item>
            </text:list>
          </table:table-cell>
        </table:table-row>
      </table:table>
      <text:p text:style-name="P4"><text:span text:style-name="T5">OTHER PROJECTS <text:s text:c="112"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<text:span text:style-name="T6">Illinois Robotics In Space</text:span></text:p>
            <text:list xml:id="list5113938579005292604" text:style-name="WWNum2">
              <text:list-item>
                <text:p text:style-name="P11"><text:span text:style-name="T3">Generated obstacle map by processing raw input from Xbox 360 Kinect's infrared sensor and accelerometer using libfreenect for use in NASA competition</text:span></text:p>
              </text:list-item>
              <text:list-item>
                <text:p text:style-name="P11"><text:span text:style-name="T3">Multithreaded Kinect processing and point-map transform operations to nearly double performance</text:span></text:p>
              </text:list-item>
              <text:list-item>
                <text:p text:style-name="P11"><text:span text:style-name="T3">Integrated obstacle information into the robot's path planning component via ROS Nodes</text:span></text:p>
              </text:list-item>
            </text:list>
          </table:table-cell>
          <table:table-cell table:style-name="Table2.A1" office:value-type="string">
            <text:p text:style-name="P2"><text:span text:style-name="T6">Space Combat MOBA</text:span></text:p>
            <text:list xml:id="list4977004276264825590" text:style-name="WWNum7">
              <text:list-item>
                <text:p text:style-name="P12"><text:span text:style-name="T3">Used libraries SFML and Box2D in C++ to create a real-time space combat videogame</text:span></text:p>
              </text:list-item>
              <text:list-item>
                <text:p text:style-name="P12"><text:span text:style-name="T3">Followed good design principles so multiplayer was simple to implement and debug</text:span></text:p>
              </text:list-item>
              <text:list-item>
                <text:p text:style-name="P12"><text:span text:style-name="T3">Organized and lead a team of 8 other devs in Software Engineering II to add features and tests as the primary semester project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><text:span text:style-name="T6">Browser Based Boardgames </text:span></text:p>
            <text:list xml:id="list3783742940037714874" text:style-name="WWNum8">
              <text:list-item>
                <text:p text:style-name="P13"><text:span text:style-name="T3">Created Express based web app designed to be played by 5+ people</text:span></text:p>
              </text:list-item>
              <text:list-item>
                <text:p text:style-name="P13"><text:span text:style-name="T3">Utilized React on the client for good performance and responsive layout</text:span></text:p>
              </text:list-item>
              <text:list-item>
                <text:p text:style-name="P13"><text:span text:style-name="T3">Included Bootstrap to easily improve user experience, including a live chat and whisper system</text:span></text:p>
              </text:list-item>
            </text:list>
          </table:table-cell>
          <table:table-cell table:style-name="Table2.A1" office:value-type="string">
            <text:p text:style-name="P2"><text:span text:style-name="T6">GPU Accelerated Heat and Gas Simulation</text:span></text:p>
            <text:list xml:id="list5993575688233891553" text:style-name="WWNum6">
              <text:list-item>
                <text:p text:style-name="P14"><text:span text:style-name="T3">Designed a model of gas and heat flow on a 2D grid</text:span></text:p>
              </text:list-item>
              <text:list-item>
                <text:p text:style-name="P14"><text:span text:style-name="T3">Implemented OpenGL shader to multithread the computation to thousands of GPU processors</text:span></text:p>
              </text:list-item>
              <text:list-item>
                <text:p text:style-name="P14"><text:span text:style-name="T3">Created asynchronous API in C# to easily get, set, and change data within the simulation for use in a game</text:span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2" meta:image-count="0" meta:object-count="0" meta:page-count="1" meta:paragraph-count="49" meta:word-count="452" meta:character-count="3141"/>
    <dc:date>2022-08-01T20:14:00.43</dc:date>
    <meta:generator>OpenOffice/4.1.6$Win32 OpenOffice.org_project/416m1$Build-9790</meta:generator>
  </office:meta>
</office:document-meta>
</file>